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/>
    </style:style>
    <style:style style:name="P3" style:family="paragraph" style:parent-style-name="Standard" style:list-style-name="L2">
      <style:text-properties style:text-line-through-style="solid"/>
    </style:style>
    <style:style style:name="P4" style:family="paragraph" style:parent-style-name="Standard" style:list-style-name="L3">
      <style:text-properties style:text-line-through-style="solid"/>
    </style:style>
    <style:style style:name="P5" style:family="paragraph" style:parent-style-name="Standard" style:list-style-name="L2"/>
    <style:style style:name="P6" style:family="paragraph" style:parent-style-name="Standard" style:list-style-name="L2">
      <style:text-properties style:text-line-through-style="none"/>
    </style:style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T1" style:family="text">
      <style:text-properties style:text-line-through-style="none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size-asian="10.5pt"/>
    </style:style>
    <style:style style:name="T4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olve: 11/12/2008, 30/1/2009</text:p>
      <text:p text:style-name="Standard"/>
      <text:p text:style-name="Standard">To do before selling:</text:p>
      <text:list xml:id="list34703608" text:style-name="L1">
        <text:list-item>
          <text:p text:style-name="P1"><text:span text:style-name="T3">fix up undo/redo of diagrams</text:span><text:line-break/>(12 nights) Completed 3<text:span text:style-name="T4">rd</text:span> April 2010</text:p>
        </text:list-item>
        <text:list-item>
          <text:p text:style-name="P1">visual resemblance<text:line-break/>(2 nights)</text:p>
        </text:list-item>
        <text:list-item>
          <text:p text:style-name="P1">fix editing + positioning of connector ends<text:line-break/>(4 nights)</text:p>
        </text:list-item>
        <text:list-item>
          <text:p text:style-name="P1">fix backbone loading<text:line-break/>(5 nights)</text:p>
        </text:list-item>
        <text:list-item>
          <text:p text:style-name="P1">fix component destruction<text:line-break/>(5 nights)</text:p>
        </text:list-item>
        <text:list-item>
          <text:p text:style-name="P1">better “port location” when pressing spacebar on class<text:line-break/>(1 night)</text:p>
        </text:list-item>
        <text:list-item>
          <text:p text:style-name="P1">checking rules for visibility of stereotypes<text:line-break/>(1 night)</text:p>
        </text:list-item>
        <text:list-item>
          <text:p text:style-name="P1">Tabbing should always take visibility into account + parameter tabbing<text:line-break/>(3 nights)</text:p>
        </text:list-item>
        <text:list-item>
          <text:p text:style-name="P1">More rules implemented...<text:line-break/>(10 nights)</text:p>
        </text:list-item>
        <text:list-item>
          <text:p text:style-name="P1">Documentation + web interfaces<text:line-break/>(10 nights... <text:s/>take initial from phd, including statecharts)</text:p>
        </text:list-item>
        <text:list-item>
          <text:p text:style-name="P1">Allow refresh of leaves upon reimport</text:p>
        </text:list-item>
        <text:list-item>
          <text:p text:style-name="P1">Allow runtime engine to work off jars + jars generated from Evolve<text:line-break/>(5 nights)</text:p>
        </text:list-item>
        <text:list-item>
          <text:p text:style-name="P1">Sell + promote</text:p>
        </text:list-item>
      </text:list>
      <text:p text:style-name="Standard"/>
      <text:p text:style-name="Standard">46 nights == 12 weeks == 3 mths to sell from 5/9/2009. <text:s/>Aim to sell from start December 2009 or start Feb 2010!</text:p>
      <text:p text:style-name="Standard"/>
      <text:p text:style-name="Standard"/>
      <text:p text:style-name="Standard">Work left:</text:p>
      <text:list xml:id="list35127924" text:continue-numbering="true" text:style-name="L1">
        <text:list-item>
          <text:p text:style-name="P2">[aaa] indices</text:p>
        </text:list-item>
        <text:list-item>
          <text:p text:style-name="P1">better copy and positioning when placing existing component</text:p>
        </text:list-item>
        <text:list-item>
          <text:p text:style-name="P2">implicitly connected ports<text:span text:style-name="T1"> 11/12/2008</text:span></text:p>
        </text:list-item>
        <text:list-item>
          <text:p text:style-name="P1">baselining</text:p>
        </text:list-item>
        <text:list-item>
          <text:p text:style-name="P1"><text:span text:style-name="T2">importing</text:span> 23/4/2009</text:p>
        </text:list-item>
        <text:list-item>
          <text:p text:style-name="P1">option to hide ports on parts but show them on components (like port/hide)</text:p>
        </text:list-item>
        <text:list-item>
          <text:p text:style-name="P1">primitive converters (runtime, compile time, boolean literals?)</text:p>
        </text:list-item>
        <text:list-item>
          <text:p text:style-name="P1">arrays, maps and generics as types and values</text:p>
        </text:list-item>
        <text:list-item>
          <text:p text:style-name="P1">extensible enums (possibly via the state pattern? allocate UUID for each state). <text:s/>allocation of constants which don't conflict...</text:p>
        </text:list-item>
      </text:list>
      <text:p text:style-name="Standard"/>
      <text:p text:style-name="Standard">Defects to fix:</text:p>
      <text:list xml:id="list34702021" text:style-name="L2">
        <text:list-item>
          <text:p text:style-name="P3">fix attribute copying and aliasing</text:p>
        </text:list-item>
        <text:list-item>
          <text:p text:style-name="P5">fix up undo/redo of diagrams by providing generic mechanism. <text:s/>make sure to keep the foreground/background diagram updating.</text:p>
        </text:list-item>
        <text:list-item>
          <text:p text:style-name="P5">visual lockdown bugs -&gt; showing full ports and slots of a part when added</text:p>
        </text:list-item>
        <text:list-item>
          <text:p text:style-name="P5">fix editing of connector ends – it's too fiddly. <text:s/>perhaps position ends on the connector always (with a bit of whitespace around). <text:s/>allow an end to be entered by selecting the correct end of the line depending on where the click was made.</text:p>
        </text:list-item>
        <text:list-item>
          <text:p text:style-name="P5"><text:soft-page-break/>fix backbone loading so that order within single stratum doesn't count. <text:s/>perhaps get rid of xstream and use something faster. <text:s/>should still be ascii though (or possibly a choice between binary and ascii)</text:p>
        </text:list-item>
        <text:list-item>
          <text:p text:style-name="P5">separate out strata configs so that $env vars etc can be brought used. <text:s/>should be able to have top level config as user changeable, a la spring.</text:p>
        </text:list-item>
        <text:list-item>
          <text:p text:style-name="P5">allow multiple stereotypes where order doesn't count, to allow for overlays etc. <text:s/>allow connector stereotypes to be used in runtime to handle interception via proxies. <text:s/>i.e. Like in spring DM modules for osgi service retry mechanism.</text:p>
        </text:list-item>
        <text:list-item>
          <text:p text:style-name="P5">need to speed up diagrams. <text:s/>look at slowness of LTSA example.</text:p>
        </text:list-item>
        <text:list-item>
          <text:p text:style-name="P5">inherited factory doesn't always seem to have a creator part! <text:s/>works ok via BB though...</text:p>
        </text:list-item>
        <text:list-item>
          <text:p text:style-name="P5"><text:span text:style-name="T2">upgrade dock</text:span> 20/3/2009</text:p>
        </text:list-item>
        <text:list-item>
          <text:p text:style-name="P5">update EMF/UML2 version to current</text:p>
        </text:list-item>
        <text:list-item>
          <text:p text:style-name="P3">fix ODB problem with port kind</text:p>
        </text:list-item>
        <text:list-item>
          <text:p text:style-name="P6">add full fetch groups for ODB or make faster somehow (embedded delta engine?) for browser</text:p>
        </text:list-item>
        <text:list-item>
          <text:p text:style-name="P5">fix web-page generation to have style completely in case tool + pdf generation + better html editing</text:p>
        </text:list-item>
        <text:list-item>
          <text:p text:style-name="P5">fix bean import to allow missing primitives to be ignored (e.g. Thread in SWT), fix for GWT verticalsplitter, type removal</text:p>
        </text:list-item>
        <text:list-item>
          <text:p text:style-name="P5">import causes lots of duplicates if re-importing. <text:s/>plus, need to make robust for re-import by fixing UUID for each to a constant – perhaps based on the full pkg + name?</text:p>
        </text:list-item>
        <text:list-item>
          <text:p text:style-name="P5">fix component destruction to work recursively + provide remove() methods.</text:p>
        </text:list-item>
        <text:list-item>
          <text:p text:style-name="P5">better “port location” when pressing spacebar on class</text:p>
        </text:list-item>
        <text:list-item>
          <text:p text:style-name="P5">tweak for mac ui + runnable jar + install</text:p>
        </text:list-item>
        <text:list-item>
          <text:p text:style-name="P5">formal (?) issue when replaced constituent is picked up on multiple resemblance paths</text:p>
        </text:list-item>
        <text:list-item>
          <text:p text:style-name="P5">tabbing on types for attrs + params (also controlled via visibility)</text:p>
        </text:list-item>
        <text:list-item>
          <text:p text:style-name="P5">checking rules for visibility of stereotypes</text:p>
        </text:list-item>
        <text:list-item>
          <text:p text:style-name="P5">tabbing should always take visibility into account</text:p>
        </text:list-item>
        <text:list-item>
          <text:p text:style-name="P5">allow spaces and newlines in strata for generation and batch files</text:p>
        </text:list-item>
        <text:list-item>
          <text:p text:style-name="P5">fix up multi-user (exceptions on undo/redo) and provide visual conflict indicators + db locking for garbage collection / import</text:p>
        </text:list-item>
        <text:list-item>
          <text:p text:style-name="P5">implement all the rules in the formal spec + placeholder checks</text:p>
        </text:list-item>
        <text:list-item>
          <text:p text:style-name="P5">more unit tests for delta engine + runtime</text:p>
        </text:list-item>
        <text:list-item>
          <text:p text:style-name="P5">able to mark elements and packages as “ignore” for current running, so we can run partially complete models</text:p>
        </text:list-item>
        <text:list-item>
          <text:p text:style-name="P3">fix “int” use in attributes – should turn into Integer 11/7/2009</text:p>
        </text:list-item>
        <text:list-item>
          <text:p text:style-name="P3">make provides/req and connectors join to middle of standard size port and iconified interface -&gt; will make diagrams much less fiddly to maintain 8/7/2009</text:p>
        </text:list-item>
        <text:list-item>
          <text:p text:style-name="P5">fix so that connector previews show, and connectors straighten properly when ports resized</text:p>
        </text:list-item>
        <text:list-item>
          <text:p text:style-name="P5">when holding down and dragging, provide a mode where alignment with another element's top causes it to be sticky</text:p>
        </text:list-item>
        <text:list-item>
          <text:p text:style-name="P5">refreshing delta backbone code tab causes exception, so does “open parent in new tab” when used twice</text:p>
        </text:list-item>
        <text:list-item>
          <text:p text:style-name="P3">put in a strata option to indicate that definitions in a package cannot be replaced &amp; add a rule to check nothing does. <text:s/>use this to speed up checking. <text:s/>possibly “avoid” check also for read-only? <text:s/>or do once and then cache? 13/7/2009</text:p>
        </text:list-item>
        <text:list-item>
          <text:p text:style-name="P5"><text:span text:style-name="T2">“expand” for port interfaces, resemblance, other things</text:span> 23/4/2009</text:p>
        </text:list-item>
        <text:list-item>
          <text:p text:style-name="P3">generation should be performed as a long running background task</text:p>
        </text:list-item>
        <text:list-item>
          <text:p text:style-name="P3">fix indices (e.g. causes a problem with design grid layout)</text:p>
        </text:list-item>
        <text:list-item>
          <text:p text:style-name="P3">fix getCompositeConnectorsAsLinks() to return originals?</text:p>
        </text:list-item>
      </text:list>
      <text:p text:style-name="Standard"/>
      <text:p text:style-name="Standard">To finish for phd work:</text:p>
      <text:p text:style-name="Standard"><text:soft-page-break/></text:p>
      <text:list xml:id="list34709365" text:style-name="L3">
        <text:list-item>
          <text:p text:style-name="P4">fix up alloy spec for feedback connectors</text:p>
        </text:list-item>
        <text:list-item>
          <text:p text:style-name="P7">fix up alloy interpretation in case tool</text:p>
        </text:list-item>
      </text:list>
      <text:p text:style-name="Standard"/>
      <text:p text:style-name="Standard">Future work:</text:p>
      <text:p text:style-name="Standard"/>
      <text:list xml:id="list34707369" text:style-name="L4">
        <text:list-item>
          <text:p text:style-name="P8">extensible feature modelling via feature diagrams which can be evolved</text:p>
        </text:list-item>
        <text:list-item>
          <text:p text:style-name="P8">refactoring tool to examine and change leaf components</text:p>
        </text:list-item>
        <text:list-item>
          <text:p text:style-name="P8">extensible stereotypes (i.e. can load in new stereotypes with new visual look of components/interfaces + icons + expanders)</text:p>
        </text:list-item>
        <text:list-item>
          <text:p text:style-name="P8">extensible runtime (+ generation time for hardcoded generators) by phrasing as an evolve model and allowing redefinition</text:p>
        </text:list-item>
        <text:list-item>
          <text:p text:style-name="P8">periodic autosave if quiet for N seconds. <text:s/>possibly timed backups also.</text:p>
        </text:list-item>
        <text:list-item>
          <text:p text:style-name="P8">allow even base types in the backbone model to be replaced</text:p>
        </text:list-item>
        <text:list-item>
          <text:p text:style-name="P8">extensible case tool modeled in Evolve</text:p>
        </text:list-item>
        <text:list-item>
          <text:p text:style-name="P8">able to mark elements, strata and packages so they are not checked. <text:s/>i.e. so we can keep running even while designing.</text:p>
        </text:list-item>
        <text:list-item>
          <text:p text:style-name="P8">sequence diagrams + reverse translation of LTSA into seq diagram for behavioural analysis including customisable LTS for stereotypes and hyperports</text:p>
        </text:list-item>
        <text:list-item>
          <text:p text:style-name="P8">“stationary” stereotype for parts to allow old versions to be used (e.g. old XML parser) + mapping onto OSGi or module approaches</text:p>
        </text:list-item>
      </text:list>
      <text:list xml:id="list35116842" text:continue-list="list35127924" text:style-name="L1">
        <text:list-item>
          <text:p text:style-name="P1">concurrency via actors and possibly concurrent state machines + expanded state mechanisms such as history</text:p>
        </text:list-item>
        <text:list-item>
          <text:p text:style-name="P1">fix composite hardcoded writer for states, factories, hyperports, connector order</text:p>
        </text:list-item>
        <text:list-item>
          <text:p text:style-name="P1">clusters and navigability</text:p>
        </text:list-item>
        <text:list-item>
          <text:p text:style-name="P1">simplify code generation + running options to be turnkey. <text:s/>possibly a specialised note element with fields?</text:p>
        </text:list-item>
        <text:list-item>
          <text:p text:style-name="P1">add a specialised note element that can have preset fields to be filled in. <text:s/>html form?</text:p>
        </text:list-item>
        <text:list-item>
          <text:p text:style-name="P1">full UML modeling: other diagrams including timing, class, collab.</text:p>
        </text:list-item>
        <text:list-item>
          <text:p text:style-name="P1">visual test framework for case tool checking between releases</text:p>
        </text:list-item>
        <text:list-item>
          <text:p text:style-name="P1">freeform drawing palette</text:p>
        </text:list-item>
        <text:list-item>
          <text:p text:style-name="P1">turnkey and idiot-proof online update and extend facility which can be built into packaged applications</text:p>
        </text:list-item>
        <text:list-item>
          <text:p text:style-name="P1">license manager tied into online update and extension facility – in-app purchases? <text:s/>license server should provide a web interface and allow viewing of all sales etc.</text:p>
        </text:list-item>
        <text:list-item>
          <text:p text:style-name="P1">visual testing platform, to create visual unit tests to test case tool + interpreter</text:p>
        </text:list-item>
        <text:list-item>
          <text:p text:style-name="P1">save of dockingframes layout for a project</text:p>
        </text:list-item>
        <text:list-item>
          <text:p text:style-name="P1">migration workbench to analyse and migrate existing software into Backbone form</text:p>
        </text:list-item>
        <text:list-item>
          <text:p text:style-name="P2">move to a more mature docking framework? <text:s/>not needed 21/9/09</text:p>
        </text:list-item>
        <text:list-item>
          <text:p text:style-name="P1">metrics measurement: look at SDmetrics for UML and the henderson sellers book and adapt for components and extensibility</text:p>
        </text:list-item>
        <text:list-item>
          <text:p text:style-name="P1">different type of delta indicator – possibly on a 45 degree angle?</text:p>
        </text:list-item>
        <text:list-item>
          <text:p text:style-name="P1">distributed system modelling where nodes can be specified separately and backbone component hierarchy can be mapped onto this. <text:s/>an environment for managing a distributed system and analysing points of comms between machines for possible slowdown etc. different types of transport.</text:p>
        </text:list-item>
        <text:list-item>
          <text:p text:style-name="P1">reverse interfaces – i.e. in the state machine where providing a state with a sub-interface of an interface means the action port provides this also. <text:s/>perhaps mark external port as being “reversed”?</text:p>
        </text:list-item>
        <text:list-item>
          <text:p text:style-name="P1">security model where subtrees or components are protected from extension unless correct permissions exist. <text:s/>perhaps tie just to extensions and incorporate into online download facility?</text:p>
        </text:list-item>
        <text:list-item>
          <text:p text:style-name="P1"><text:soft-page-break/>extensible roles where roles have permissions etc.</text:p>
        </text:list-item>
        <text:list-item>
          <text:p text:style-name="P1">copy/paste including model between evolve instances – use export/import functionality!</text:p>
        </text:list-item>
        <text:list-item>
          <text:p text:style-name="P1">clone of component structure into a new component. <text:s/>Not resemblance, just a simply copy, so it can then be updates. <text:s/>Possibly even make it work off arbitrary contained structures such as a grouper.</text:p>
        </text:list-item>
        <text:list-item>
          <text:p text:style-name="P1">allow libraries and other binary artifacts (e.g. icons) to be packaged with an extension. .e.g. the uml2-odb.jar replacing the pojo specific one in an extension, allowing us to morph the non-db version of Evolve into the odb one. perhaps even model as a type of element.</text:p>
        </text:list-item>
        <text:list-item>
          <text:p text:style-name="P1">add a way to export packages from a parent package. <text:s/>rather than drawing dependencies, use a checkbox on child package perhaps?</text:p>
        </text:list-item>
        <text:list-item>
          <text:p text:style-name="P1">fix up the appearance of classes to maybe look like: <text:a xlink:type="simple" xlink:href="http://www.yworks.com/img/yfiles_relnotes/modern_painters.png">http://www.yworks.com/img/yfiles_relnotes/modern_painters.png</text:a></text:p>
        </text:list-item>
        <text:list-item>
          <text:p text:style-name="P1">an analysis approach that integrates UML domain models in with a component architecture</text:p>
          <text:p text:style-name="P1"/>
        </text:list-item>
      </text:list>
      <text:p text:style-name="Standard"/>
      <text:p text:style-name="Standard">Future platforms:</text:p>
      <text:p text:style-name="Standard">-- do this in such a way that a single model can generate for multiple targets. <text:s/>I.e. you choose a target to generate to, and each component can have a separate implementation class per target platform. <text:s/>what about supress etc? <text:s/>how to handle windowing toolkits?</text:p>
      <text:p text:style-name="Standard"/>
      <text:list xml:id="list34717447" text:style-name="L5">
        <text:list-item>
          <text:p text:style-name="P9">J2SE + Swing</text:p>
        </text:list-item>
        <text:list-item>
          <text:p text:style-name="P9">JPA + extensible db schemas</text:p>
        </text:list-item>
        <text:list-item>
          <text:p text:style-name="P9">Webservices profile</text:p>
        </text:list-item>
        <text:list-item>
          <text:p text:style-name="P9">GWT (mostly done)</text:p>
        </text:list-item>
        <text:list-item>
          <text:p text:style-name="P9">Spring?</text:p>
        </text:list-item>
        <text:list-item>
          <text:p text:style-name="P9">OSGi / JSR294 / Jigsaw modules</text:p>
        </text:list-item>
        <text:list-item>
          <text:p text:style-name="P9">Android</text:p>
        </text:list-item>
        <text:list-item>
          <text:p text:style-name="P9">.Net</text:p>
        </text:list-item>
        <text:list-item>
          <text:p text:style-name="P9">C/C++ and Linux</text:p>
        </text:list-item>
        <text:list-item>
          <text:p text:style-name="P9">Objective-C (Mac and iPhone)</text:p>
        </text:list-item>
        <text:list-item>
          <text:p text:style-name="P9">Component modeling support for different libraries: gaming (spgl or pulpcore?), scenegraphs etc. <text:s/>Could sell these as add-ons.</text:p>
        </text:list-item>
        <text:list-item>
          <text:p text:style-name="P9">fuller UML2 support?</text:p>
        </text:list-item>
        <text:list-item>
          <text:p text:style-name="P9">the bug extensible hardware platform (www.buglabs.net)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GB" style:letter-kerning="true" style:font-name-asian="DejaVuSans" style:font-size-asian="10.5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>
        <style:background-image/>
      </style:paragraph-properties>
      <style:text-properties style:text-line-through-style="non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andrew</meta:initial-creator>
    <meta:creation-date>2008-12-10T00:16:48</meta:creation-date>
    <dc:creator>Andrew McVeigh</dc:creator>
    <dc:date>2010-04-03T15:01:58</dc:date>
    <meta:printed-by>andrew</meta:printed-by>
    <meta:print-date>2008-12-10T00:31:39</meta:print-date>
    <meta:editing-cycles>151</meta:editing-cycles>
    <meta:editing-duration>PT03H00M47S</meta:editing-duration>
    <meta:document-statistic meta:table-count="0" meta:image-count="0" meta:object-count="0" meta:page-count="4" meta:paragraph-count="120" meta:word-count="1609" meta:character-count="9738"/>
    <meta:user-defined meta:name="Info 1"/>
    <meta:user-defined meta:name="Info 2"/>
    <meta:user-defined meta:name="Info 3"/>
    <meta:user-defined meta:name="Info 4"/>
  </office:meta>
</office:document-meta>
</file>